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2.359cm" svg:y="0.1cm">
            <draw:object draw:notify-on-update-of-ranges="Feuille1.A2:Feuille1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59cm" svg:y="10.937cm">
            <draw:object draw:notify-on-update-of-ranges="Feuille1.A26:Feuille1.A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urrent (ma)</text:p>
          </table:table-cell>
          <table:table-cell table:number-columns-repeated="14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number-columns-repeated="14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number-columns-repeated="14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number-columns-repeated="14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number-columns-repeated="14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14"/>
        </table:table-row>
        <table:table-row table:style-name="ro1"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number-columns-repeated="14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Gai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oltage (mv)</text:p>
          </table:table-cell>
          <table:table-cell table:number-columns-repeated="8"/>
          <table:table-cell office:value-type="string" calcext:value-type="string">
            <text:p>Calculated current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eak-Peak</text:p>
          </table:table-cell>
          <table:table-cell office:value-type="string" calcext:value-type="string">
            <text:p>RM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style-name="ce1" table:formula="of:=[.A26]*10/[.$J$23]" office:value-type="float" office:value="133.181818181818" calcext:value-type="float">
            <text:p>133</text:p>
          </table:table-cell>
          <table:table-cell/>
          <table:table-cell table:formula="of:=MAX([.J26:.J45])" office:value-type="float" office:value="194.090909090909" calcext:value-type="float">
            <text:p>194,090909090909</text:p>
          </table:table-cell>
          <table:table-cell table:formula="of:=MIN([.J26:.J45])" office:value-type="float" office:value="-191.818181818182" calcext:value-type="float">
            <text:p>-191,818181818182</text:p>
          </table:table-cell>
          <table:table-cell table:formula="of:=[.L26]-[.M26]" office:value-type="float" office:value="385.909090909091" calcext:value-type="float">
            <text:p>385,909090909091</text:p>
          </table:table-cell>
          <table:table-cell table:formula="of:=([.N26]/2)/SQRT(2)" office:value-type="float" office:value="136.439467551677" calcext:value-type="float">
            <text:p>136,43946755167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style-name="ce1" table:formula="of:=[.A27]*10/[.$J$23]" office:value-type="float" office:value="165.909090909091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style-name="ce1" table:formula="of:=[.A28]*10/[.$J$23]" office:value-type="float" office:value="194.090909090909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style-name="ce1" table:formula="of:=[.A29]*10/[.$J$23]" office:value-type="float" office:value="187.727272727273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style-name="ce1" table:formula="of:=[.A30]*10/[.$J$23]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style-name="ce1" table:formula="of:=[.A31]*10/[.$J$23]" office:value-type="float" office:value="137.27272727272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style-name="ce1" table:formula="of:=[.A32]*10/[.$J$23]" office:value-type="float" office:value="93.6363636363636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style-name="ce1" table:formula="of:=[.A33]*10/[.$J$23]" office:value-type="float" office:value="28.1818181818182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-72" calcext:value-type="float">
            <text:p>-72</text:p>
          </table:table-cell>
          <table:table-cell table:number-columns-repeated="8"/>
          <table:table-cell table:style-name="ce1" table:formula="of:=[.A34]*10/[.$J$23]" office:value-type="float" office:value="-32.7272727272727" calcext:value-type="float">
            <text:p>-33</text:p>
          </table:table-cell>
          <table:table-cell table:number-columns-repeated="5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number-columns-repeated="8"/>
          <table:table-cell table:style-name="ce1" table:formula="of:=[.A35]*10/[.$J$23]" office:value-type="float" office:value="-87.2727272727273" calcext:value-type="float">
            <text:p>-87</text:p>
          </table:table-cell>
          <table:table-cell table:number-columns-repeated="5"/>
        </table:table-row>
        <table:table-row table:style-name="ro1">
          <table:table-cell office:value-type="float" office:value="-283" calcext:value-type="float">
            <text:p>-283</text:p>
          </table:table-cell>
          <table:table-cell table:number-columns-repeated="8"/>
          <table:table-cell table:style-name="ce1" table:formula="of:=[.A36]*10/[.$J$23]" office:value-type="float" office:value="-128.636363636364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379" calcext:value-type="float">
            <text:p>-379</text:p>
          </table:table-cell>
          <table:table-cell table:number-columns-repeated="8"/>
          <table:table-cell table:style-name="ce1" table:formula="of:=[.A37]*10/[.$J$23]" office:value-type="float" office:value="-172.272727272727" calcext:value-type="float">
            <text:p>-172</text:p>
          </table:table-cell>
          <table:table-cell table:number-columns-repeated="5"/>
        </table:table-row>
        <table:table-row table:style-name="ro1">
          <table:table-cell office:value-type="float" office:value="-422" calcext:value-type="float">
            <text:p>-422</text:p>
          </table:table-cell>
          <table:table-cell table:number-columns-repeated="8"/>
          <table:table-cell table:style-name="ce1" table:formula="of:=[.A38]*10/[.$J$23]" office:value-type="float" office:value="-191.818181818182" calcext:value-type="float">
            <text:p>-192</text:p>
          </table:table-cell>
          <table:table-cell table:number-columns-repeated="5"/>
        </table:table-row>
        <table:table-row table:style-name="ro1">
          <table:table-cell office:value-type="float" office:value="-418" calcext:value-type="float">
            <text:p>-418</text:p>
          </table:table-cell>
          <table:table-cell table:number-columns-repeated="8"/>
          <table:table-cell table:style-name="ce1" table:formula="of:=[.A39]*10/[.$J$23]" office:value-type="float" office:value="-190" calcext:value-type="float">
            <text:p>-190</text:p>
          </table:table-cell>
          <table:table-cell table:number-columns-repeated="5"/>
        </table:table-row>
        <table:table-row table:style-name="ro1">
          <table:table-cell office:value-type="float" office:value="-365" calcext:value-type="float">
            <text:p>-365</text:p>
          </table:table-cell>
          <table:table-cell table:number-columns-repeated="8"/>
          <table:table-cell table:style-name="ce1" table:formula="of:=[.A40]*10/[.$J$23]" office:value-type="float" office:value="-165.909090909091" calcext:value-type="float">
            <text:p>-166</text:p>
          </table:table-cell>
          <table:table-cell table:number-columns-repeated="5"/>
        </table:table-row>
        <table:table-row table:style-name="ro1">
          <table:table-cell office:value-type="float" office:value="-307" calcext:value-type="float">
            <text:p>-307</text:p>
          </table:table-cell>
          <table:table-cell table:number-columns-repeated="8"/>
          <table:table-cell table:style-name="ce1" table:formula="of:=[.A41]*10/[.$J$23]" office:value-type="float" office:value="-139.545454545455" calcext:value-type="float">
            <text:p>-140</text:p>
          </table:table-cell>
          <table:table-cell table:number-columns-repeated="5"/>
        </table:table-row>
        <table:table-row table:style-name="ro1">
          <table:table-cell office:value-type="float" office:value="-206" calcext:value-type="float">
            <text:p>-206</text:p>
          </table:table-cell>
          <table:table-cell table:number-columns-repeated="8"/>
          <table:table-cell table:style-name="ce1" table:formula="of:=[.A42]*10/[.$J$23]" office:value-type="float" office:value="-93.6363636363636" calcext:value-type="float">
            <text:p>-94</text:p>
          </table:table-cell>
          <table:table-cell table:number-columns-repeated="5"/>
        </table:table-row>
        <table:table-row table:style-name="ro1">
          <table:table-cell office:value-type="float" office:value="-77" calcext:value-type="float">
            <text:p>-77</text:p>
          </table:table-cell>
          <table:table-cell table:number-columns-repeated="8"/>
          <table:table-cell table:style-name="ce1" table:formula="of:=[.A43]*10/[.$J$23]" office:value-type="float" office:value="-35" calcext:value-type="float">
            <text:p>-3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style-name="ce1" table:formula="of:=[.A44]*10/[.$J$23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style-name="ce1" table:formula="of:=[.A45]*10/[.$J$23]" office:value-type="float" office:value="82.7272727272727" calcext:value-type="float">
            <text:p>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09:45:13.429190098</meta:creation-date>
    <dc:date>2024-04-19T11:29:54.673508117</dc:date>
    <meta:editing-duration>PT37M48S</meta:editing-duration>
    <meta:editing-cycles>1</meta:editing-cycles>
    <meta:document-statistic meta:table-count="1" meta:cell-count="73" meta:object-count="2"/>
    <meta:generator>LibreOffice/24.2.2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1.A2:Feuille1.A21" svg:x="0.32cm" svg:y="0.18cm" svg:width="12.428cm" svg:height="8.64cm">
          <chart:coordinate-region svg:x="1.259cm" svg:y="0.379cm" svg:width="11.30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2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0">
                <text:p>-160</text:p>
                <draw:g>
                  <svg:desc>Feuille1.A2:Feuille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0">
                <text:p>-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1.A26:Feuille1.A45" svg:x="0.32cm" svg:y="0.18cm" svg:width="12.428cm" svg:height="8.64cm">
          <chart:coordinate-region svg:x="1.259cm" svg:y="0.379cm" svg:width="11.30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26:Feuille1.A45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3">
                <text:p>293</text:p>
                <draw:g>
                  <svg:desc>Feuille1.A26:Feuille1.A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9">
                <text:p>-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65">
                <text:p>-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">
                <text:p>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